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a1d9" officeooo:paragraph-rsid="001aa1d9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1aa1d9" officeooo:paragraph-rsid="001aa1d9" style:font-size-asian="26pt" style:font-size-complex="26pt"/>
    </style:style>
    <style:style style:name="P3" style:family="paragraph">
      <style:text-properties style:font-name="Arial" fo:font-size="15pt" fo:font-weight="bold" style:font-size-asian="15pt" style:font-weight-asian="bold" style:font-size-complex="15pt" style:font-weight-complex="bold"/>
    </style:style>
    <style:style style:name="P4" style:family="paragraph"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374cm" fo:min-width="26.3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6" draw:style-name="gr3" draw:text-style-name="P5" svg:width="12.27cm" svg:height="1.95cm" draw:transform="rotate (1.5707963267949) translate (0.485069444444444cm 12.4248333333333cm)"><draw:text-box><text:p text:style-name="P5"><text:span text:style-name="T3">-10.01: Neue Push-/Commit-Regeln</text:span></text:p></draw:text-box></draw:frame>Zeitstrahl</text:p>
      <text:p text:style-name="P1"><draw:frame text:anchor-type="paragraph" draw:z-index="9" draw:style-name="gr3" draw:text-style-name="P6" svg:width="10.859cm" svg:height="1.95cm" draw:transform="rotate (1.5707963267949) translate (5.00768055555556cm 11.2994722222222cm)"><draw:text-box><text:p text:style-name="P5"><text:span text:style-name="T3">-15.01: Daily SCRUM Meeting</text:span></text:p></draw:text-box></draw:frame></text:p>
      <text:p text:style-name="P1"><draw:frame text:anchor-type="paragraph" draw:z-index="10" draw:style-name="gr3" draw:text-style-name="P6" svg:width="10.859cm" svg:height="1.95cm" draw:transform="rotate (1.5707963267949) translate (16.7199027777778cm 10.95375cm)"><draw:text-box><text:p text:style-name="P5"><text:span text:style-name="T3">-29.01: Daily SCRUM Meeting</text:span></text:p></draw:text-box></draw:frame><draw:frame text:anchor-type="paragraph" draw:z-index="11" draw:style-name="gr3" draw:text-style-name="P6" svg:width="10.859cm" svg:height="1.95cm" draw:transform="rotate (1.5707963267949) translate (22.1879583333333cm 10.8831944444444cm)"><draw:text-box><text:p text:style-name="P5"><text:span text:style-name="T3">-05.02: Daily SCRUM Meeting</text:span></text:p></draw:text-box></draw:frame></text:p>
      <text:p text:style-name="P1"><draw:custom-shape text:anchor-type="paragraph" draw:z-index="0" draw:style-name="gr1" svg:width="26.988cm" svg:height="0.989cm" svg:x="-0.113cm" svg:y="10.114cm"><text:p/><draw:enhanced-geometry svg:viewBox="0 0 21600 21600" draw:text-areas="0 ?f0 ?f5 ?f2" draw:type="right-arrow" draw:modifiers="20328.0831318214 6712.54162042175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><draw:frame text:anchor-type="paragraph" draw:z-index="8" draw:style-name="gr3" draw:text-style-name="P6" svg:width="10.859cm" svg:height="1.95cm" draw:transform="rotate (1.5707963267949) translate (9.77018055555556cm 11.128375cm)"><draw:text-box><text:p text:style-name="P5"><text:span text:style-name="T3">-21.01: GitHub-Crash</text:span></text:p></draw:text-box></draw:frame></text:p>
      <text:p text:style-name="P1"><draw:frame text:anchor-type="paragraph" draw:z-index="7" draw:style-name="gr3" draw:text-style-name="P6" svg:width="10.859cm" svg:height="1.95cm" draw:transform="rotate (1.5707963267949) translate (11.7192777777778cm 11.3118194444444cm)"><draw:text-box><text:p text:style-name="P5"><text:span text:style-name="T3">-24.01: Tonstudio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" draw:style-name="gr2" draw:text-style-name="P3" svg:width="3.599cm" svg:height="1.377cm" draw:transform="rotate (0.785398163397448) translate (-0.111125cm 2.77106944444444cm)"><draw:text-box><text:p text:style-name="P3"><text:span text:style-name="T1">10.01</text:span></text:p></draw:text-box></draw:frame><draw:frame text:anchor-type="paragraph" draw:z-index="2" draw:style-name="gr2" draw:text-style-name="P4" svg:width="3.599cm" svg:height="1.377cm" draw:transform="rotate (0.785398163397448) translate (4.71134722222222cm 2.77106944444444cm)"><draw:text-box><text:p text:style-name="P4"><text:span text:style-name="T2">15.01</text:span></text:p></draw:text-box></draw:frame><draw:frame text:anchor-type="paragraph" draw:z-index="4" draw:style-name="gr2" draw:text-style-name="P4" svg:width="3.599cm" svg:height="1.377cm" draw:transform="rotate (0.785398163397448) translate (21.8563472222222cm 2.87690277777778cm)"><draw:text-box><text:p text:style-name="P4"><text:span text:style-name="T2">05.02</text:span></text:p></draw:text-box></draw:frame><draw:frame text:anchor-type="paragraph" draw:z-index="3" draw:style-name="gr2" draw:text-style-name="P4" svg:width="3.599cm" svg:height="1.377cm" draw:transform="rotate (0.785398163397448) translate (16.4588472222222cm 2.91218055555556cm)"><draw:text-box><text:p text:style-name="P4"><text:span text:style-name="T2">29.01</text:span></text:p></draw:text-box></draw:frame><draw:frame text:anchor-type="paragraph" draw:z-index="5" draw:style-name="gr2" draw:text-style-name="P4" svg:width="3.599cm" svg:height="1.377cm" draw:transform="rotate (0.785398163397448) translate (10.1511805555556cm 2.72520833333333cm)"><draw:text-box><text:p text:style-name="P4"><text:span text:style-name="T2">22.01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5:09:06.936000000</meta:creation-date>
    <dc:date>2018-02-08T15:40:49.954000000</dc:date>
    <meta:editing-duration>PT3M10S</meta:editing-duration>
    <meta:editing-cycles>2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